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start"/>
      <style:text-properties fo:font-size="16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19.5cm" svg:y1="16.426cm" svg:x2="19.221cm" svg:y2="14.975cm" draw:start-shape="id1" draw:start-glue-point="1" draw:end-shape="id2" draw:end-glue-point="2" svg:d="m19500 16426c751 0 626-453 369-612s-648-22-648-839">
          <text:p/>
        </draw:connector>
        <draw:connector draw:style-name="gr1" draw:text-style-name="P1" draw:layer="layout" draw:type="curve" draw:line-skew="0cm 0.202cm" svg:x1="20.9cm" svg:y1="11.962cm" svg:x2="19.288cm" svg:y2="13.375cm" draw:start-shape="id3" draw:start-glue-point="1" draw:end-shape="id4" draw:end-glue-point="0" svg:d="m20900 11962c751 0 626 545 36 778s-1648 151-1648 635">
          <text:p/>
        </draw:connector>
        <draw:connector draw:style-name="gr1" draw:text-style-name="P1" draw:layer="layout" draw:type="curve" svg:x1="5.839cm" svg:y1="4.754cm" svg:x2="7cm" svg:y2="4.761cm" draw:start-shape="id5" draw:start-glue-point="1" draw:end-shape="id6" svg:d="m5839 4754c871 0 291 7 1161 7">
          <text:p/>
        </draw:connector>
        <draw:connector draw:style-name="gr1" draw:text-style-name="P1" draw:layer="layout" draw:type="curve" svg:x1="6.2cm" svg:y1="6.961cm" svg:x2="6.25cm" svg:y2="8.6cm" draw:start-shape="id7" draw:start-glue-point="1" draw:end-shape="id8" draw:end-glue-point="0" svg:d="m6200 6961c751 0 626 525 451 714s-401 42-401 925">
          <text:p/>
        </draw:connector>
        <draw:connector draw:style-name="gr1" draw:text-style-name="P1" draw:layer="layout" draw:type="curve" svg:x1="9.8cm" svg:y1="14.262cm" svg:x2="15.361cm" svg:y2="16.425cm" draw:start-shape="id9" draw:start-glue-point="1" draw:end-shape="id10" draw:end-glue-point="3" svg:d="m9800 14262c4171 0 1391 2163 5561 2163">
          <text:p/>
        </draw:connector>
        <draw:connector draw:style-name="gr2" draw:text-style-name="P1" draw:layer="layout" draw:type="curve" svg:x1="9.791cm" svg:y1="10.459cm" svg:x2="11.069cm" svg:y2="7.922cm" draw:start-shape="id11" draw:start-glue-point="1" draw:end-shape="id12" draw:end-glue-point="2" svg:d="m9791 10459c852 0 1278-845 1278-2537">
          <text:p/>
        </draw:connector>
        <draw:connector draw:style-name="gr1" draw:text-style-name="P1" draw:layer="layout" draw:type="curve" svg:x1="13.139cm" svg:y1="7.462cm" svg:x2="16.776cm" svg:y2="14.175cm" draw:start-shape="id13" draw:start-glue-point="1" draw:end-shape="id2" draw:end-glue-point="3" svg:d="m13139 7462c2727 0 909 6713 3637 6713">
          <text:p/>
        </draw:connector>
        <draw:connector draw:style-name="gr1" draw:text-style-name="P1" draw:layer="layout" draw:type="curve" svg:x1="5.839cm" svg:y1="4.754cm" svg:x2="4.447cm" svg:y2="6.5cm" draw:start-shape="id5" draw:start-glue-point="1" draw:end-shape="id7" draw:end-glue-point="0" svg:d="m5839 4754c751 0 626 552 91 748s-1483 35-1483 998">
          <text:p/>
        </draw:connector>
        <draw:frame draw:style-name="gr3" draw:text-style-name="P2" draw:layer="layout" svg:width="6.302cm" svg:height="2.072cm" svg:x="11.699cm" svg:y="1.215cm">
          <draw:text-box>
            <text:p text:style-name="P2"><text:span text:style-name="T1">daisy2epub</text:span></text:p>
            <text:p text:style-name="P2"><text:span text:style-name="T2">(DAISY 2.02 to ePub3)</text:span></text:p>
          </draw:text-box>
        </draw:frame>
        <draw:connector draw:style-name="gr2" draw:text-style-name="P2" draw:layer="layout" draw:type="curve" svg:x1="14.1cm" svg:y1="5.459cm" svg:x2="11.069cm" svg:y2="7cm" draw:start-shape="id14" draw:start-glue-point="1" draw:end-shape="id12" draw:end-glue-point="0" svg:d="m14100 5459c751 0 626 476-319 641s-2712 17-2712 900">
          <text:p/>
        </draw:connector>
        <draw:connector draw:style-name="gr2" draw:text-style-name="P1" draw:layer="layout" draw:type="curve" svg:x1="9.8cm" svg:y1="15.637cm" svg:x2="11.069cm" svg:y2="7.922cm" draw:start-shape="id15" draw:start-glue-point="1" draw:end-shape="id12" draw:end-glue-point="2" svg:d="m9800 15637c846 0 1269-2571 1269-7715">
          <text:p/>
        </draw:connector>
        <draw:connector draw:style-name="gr1" draw:text-style-name="P2" draw:layer="layout" draw:type="curve" draw:line-skew="-0.107cm" svg:x1="9.797cm" svg:y1="10.037cm" svg:x2="16.8cm" svg:y2="9.312cm" draw:start-shape="id16" draw:start-glue-point="1" draw:end-shape="id17" svg:d="m9797 10037c5091 0 1590-725 7003-725">
          <text:p/>
        </draw:connector>
        <draw:custom-shape draw:style-name="gr4" draw:text-style-name="P2" draw:id="id25" draw:layer="layout" svg:width="0.5cm" svg:height="1cm" svg:x="23.4cm" svg:y="15cm">
          <text:p text:style-name="P2"/>
          <text:p text:style-name="P2"/>
          <text:p text:style-name="P2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id="id21" draw:layer="layout" svg:width="0.5cm" svg:height="1cm" svg:x="22.7cm" svg:y="4cm">
          <text:p text:style-name="P2"/>
          <text:p text:style-name="P2"/>
          <text:p text:style-name="P2"><text:span text:style-name="T3">navigation.x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id="id18" draw:layer="layout" svg:width="0.5cm" svg:height="1cm" svg:x="1.6cm" svg:y="4.315cm">
          <text:p text:style-name="P2"/>
          <text:p text:style-name="P2"/>
          <text:p text:style-name="P2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22">
          <draw:custom-shape draw:style-name="gr5" draw:text-style-name="P2" draw:layer="layout" svg:width="0.5cm" svg:height="1cm" svg:x="23.6cm" svg:y="16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23.2cm" svg:y="1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3.7cm" svg:y="17.1cm">
            <text:p text:style-name="P2"/>
            <text:p text:style-name="P2"/>
            <text:p text:style-name="P2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24">
          <draw:custom-shape draw:style-name="gr5" draw:text-style-name="P2" draw:layer="layout" svg:width="0.5cm" svg:height="1cm" svg:x="23.1cm" svg:y="6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22.7cm" svg:y="6.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3.2cm" svg:y="6.5cm">
            <text:p text:style-name="P2"/>
            <text:p text:style-name="P2"/>
            <text:p text:style-name="P2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3">
          <draw:custom-shape draw:style-name="gr5" draw:text-style-name="P2" draw:layer="layout" svg:width="0.5cm" svg:height="1cm" svg:x="1.5cm" svg:y="14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1.1cm" svg:y="14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1.6cm" svg:y="14.6cm">
            <text:p text:style-name="P2"/>
            <text:p text:style-name="P2"/>
            <text:p text:style-name="P2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id="id36">
          <draw:custom-shape draw:style-name="gr5" draw:text-style-name="P2" draw:layer="layout" svg:width="0.5cm" svg:height="1cm" svg:x="1.5cm" svg:y="9.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1.1cm" svg:y="9.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1.6cm" svg:y="9.6cm">
            <text:p text:style-name="P2"/>
            <text:p text:style-name="P2"/>
            <text:p text:style-name="P2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6" draw:text-style-name="P2" draw:layer="layout" draw:type="line" svg:x1="2.1cm" svg:y1="4.815cm" svg:x2="2.8cm" svg:y2="4.754cm" draw:start-shape="id18" draw:start-glue-point="8" draw:end-shape="id19" draw:end-glue-point="3" svg:d="m2100 4815 700-61">
          <text:p/>
        </draw:connector>
        <draw:connector draw:style-name="gr7" draw:text-style-name="P2" draw:layer="layout" draw:type="line" svg:x1="14.109cm" svg:y1="4.584cm" svg:x2="22.7cm" svg:y2="4.5cm" draw:start-shape="id20" draw:start-glue-point="1" draw:end-shape="id21" draw:end-glue-point="6" svg:d="m14109 4584 8591-84">
          <text:p/>
        </draw:connector>
        <draw:custom-shape draw:style-name="gr8" draw:text-style-name="P3" draw:id="id23" draw:layer="layout" svg:width="3.5cm" svg:height="0.922cm" svg:x="24cm" svg:y="13.3cm">
          <text:p text:style-name="P2"><text:span text:style-name="T4">containe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4.2cm" svg:y1="17.45cm" svg:x2="25.75cm" svg:y2="14.222cm" draw:start-shape="id22" draw:start-glue-point="1" draw:end-shape="id23" draw:end-glue-point="2" svg:d="m24200 17450c1034 0 1550-1076 1550-3228">
          <text:p/>
        </draw:connector>
        <draw:connector draw:style-name="gr7" draw:text-style-name="P2" draw:layer="layout" draw:type="curve" svg:x1="23.7cm" svg:y1="6.85cm" svg:x2="25.75cm" svg:y2="13.3cm" draw:start-shape="id24" draw:start-glue-point="1" draw:end-shape="id23" draw:end-glue-point="0" svg:d="m23700 6850c1367 0 2050 2150 2050 6450">
          <text:p/>
        </draw:connector>
        <draw:connector draw:style-name="gr7" draw:text-style-name="P2" draw:layer="layout" draw:type="curve" svg:x1="23.2cm" svg:y1="4.5cm" svg:x2="25.75cm" svg:y2="13.3cm" draw:start-shape="id21" draw:start-glue-point="8" draw:end-shape="id23" draw:end-glue-point="0" svg:d="m23200 4500c1700 0 2550 2933 2550 8800">
          <text:p/>
        </draw:connector>
        <draw:connector draw:style-name="gr7" draw:text-style-name="P2" draw:layer="layout" draw:type="curve" svg:x1="23.9cm" svg:y1="15.5cm" svg:x2="25.75cm" svg:y2="14.222cm" draw:start-shape="id25" draw:start-glue-point="8" draw:end-shape="id23" draw:end-glue-point="2" svg:d="m23900 15500c1234 0 1850-426 1850-1278">
          <text:p/>
        </draw:connector>
        <draw:custom-shape draw:style-name="gr4" draw:text-style-name="P2" draw:id="id26" draw:layer="layout" svg:width="0.5cm" svg:height="1cm" svg:x="28cm" svg:y="13.3cm">
          <text:p text:style-name="P2"/>
          <text:p text:style-name="P2"/>
          <text:p text:style-name="P2"><text:span text:style-name="T3">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27.5cm" svg:y1="13.761cm" svg:x2="28cm" svg:y2="13.8cm" draw:start-shape="id23" draw:start-glue-point="1" draw:end-shape="id26" draw:end-glue-point="6" svg:d="m27500 13761 500 39">
          <text:p/>
        </draw:connector>
        <draw:connector draw:style-name="gr9" draw:text-style-name="P1" draw:layer="layout" draw:type="curve" draw:line-skew="0.447cm" svg:x1="9.806cm" svg:y1="15.215cm" svg:x2="16.8cm" svg:y2="9.312cm" draw:start-shape="id27" draw:start-glue-point="1" draw:end-shape="id17" svg:d="m9806 15215c5916 0 2419-5903 6994-5903">
          <text:p/>
        </draw:connector>
        <draw:g draw:id="id40">
          <draw:custom-shape draw:style-name="gr5" draw:text-style-name="P2" draw:layer="layout" svg:width="0.5cm" svg:height="1cm" svg:x="2.3cm" svg:y="11.3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1.9cm" svg:y="11.5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.4cm" svg:y="11.6cm"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*.mp3, *.jpg</text:span></text:p>
            <text:p text:style-name="P2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1" draw:text-style-name="P2" draw:layer="layout" draw:type="curve" draw:line-skew="0cm 0.519cm" svg:x1="21.791cm" svg:y1="9.262cm" svg:x2="18.83cm" svg:y2="11.5cm" draw:start-shape="id28" draw:start-glue-point="1" draw:end-shape="id29" draw:end-glue-point="0" svg:d="m21791 9262c751 0 626 910-302 1313s-2659 298-2659 925">
          <text:p/>
        </draw:connector>
        <draw:g draw:id="id30">
          <draw:custom-shape draw:style-name="gr5" draw:text-style-name="P2" draw:layer="layout" svg:width="0.5cm" svg:height="1cm" svg:x="23.3cm" svg:y="9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0.5cm" svg:height="1cm" svg:x="22.9cm" svg:y="10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3.4cm" svg:y="10.1cm"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*.mp3, *.jpg</text:span></text:p>
            <text:p text:style-name="P2"><text:span text:style-name="T3">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7" draw:text-style-name="P2" draw:layer="layout" draw:type="curve" svg:x1="23.9cm" svg:y1="10.45cm" svg:x2="25.75cm" svg:y2="13.3cm" draw:start-shape="id30" draw:start-glue-point="1" draw:end-shape="id23" draw:end-glue-point="0" svg:d="m23900 10450c1234 0 1850 950 1850 2850">
          <text:p/>
        </draw:connector>
        <draw:connector draw:style-name="gr9" draw:text-style-name="P2" draw:layer="layout" draw:type="curve" svg:x1="14.106cm" svg:y1="5.037cm" svg:x2="16.8cm" svg:y2="9.312cm" draw:start-shape="id31" draw:start-glue-point="1" draw:end-shape="id17" svg:d="m14106 5037c2020 0 674 4275 2694 4275">
          <text:p/>
        </draw:connector>
        <draw:connector draw:style-name="gr10" draw:text-style-name="P2" draw:layer="layout" draw:type="curve" draw:line-skew="-3.858cm" svg:x1="9.809cm" svg:y1="14.762cm" svg:x2="23.2cm" svg:y2="17.45cm" draw:start-shape="id32" draw:start-glue-point="1" draw:end-shape="id22" draw:end-glue-point="3" svg:d="m9809 14762c4165 0-2530 2688 13391 2688">
          <text:p/>
        </draw:connector>
        <draw:connector draw:style-name="gr6" draw:text-style-name="P2" draw:layer="layout" draw:type="curve" svg:x1="2.1cm" svg:y1="14.95cm" svg:x2="2.7cm" svg:y2="14.939cm" draw:start-shape="id33" draw:start-glue-point="1" draw:end-shape="id34" draw:end-glue-point="3" svg:d="m2100 14950c681 0 381-11 600-11">
          <text:p/>
        </draw:connector>
        <draw:connector draw:style-name="gr1" draw:text-style-name="P2" draw:layer="layout" draw:type="curve" svg:x1="21.8cm" svg:y1="14.137cm" svg:x2="24cm" svg:y2="13.761cm" draw:start-shape="id35" draw:start-glue-point="1" draw:end-shape="id23" draw:end-glue-point="3" svg:d="m21800 14137c1650 0 550-376 2200-376">
          <text:p/>
        </draw:connector>
        <draw:connector draw:style-name="gr6" draw:text-style-name="P2" draw:layer="layout" draw:type="line" svg:x1="2.1cm" svg:y1="9.95cm" svg:x2="2.691cm" svg:y2="9.911cm" draw:start-shape="id36" draw:start-glue-point="1" draw:end-shape="id8" draw:end-glue-point="3" svg:d="m2100 9950 591-39">
          <text:p/>
        </draw:connector>
        <draw:g draw:id="id5">
          <draw:custom-shape draw:style-name="gr8" draw:text-style-name="P3" draw:id="id19" draw:layer="layout" svg:width="2.9cm" svg:height="0.922cm" svg:x="2.8cm" svg:y="4.293cm">
            <text:p text:style-name="P4"><text:span text:style-name="T4">ncc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539cm" svg:height="0.725cm" svg:x="4.3cm" svg:y="4.375cm">
            <draw:text-box>
              <text:p text:style-name="P5"><text:span text:style-name="T5">result</text:span></text:p>
            </draw:text-box>
          </draw:frame>
        </draw:g>
        <draw:g draw:id="id7">
          <draw:custom-shape draw:style-name="gr8" draw:text-style-name="P6" draw:layer="layout" svg:width="3.4cm" svg:height="0.922cm" svg:x="2.694cm" svg:y="6.5cm">
            <text:p text:style-name="P4"><text:span text:style-name="T4">flow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1" draw:text-style-name="P5" draw:layer="layout" svg:width="2.106cm" svg:height="0.725cm" svg:x="4.094cm" svg:y="6.582cm">
            <draw:text-box>
              <text:p><text:span text:style-name="T5">manifest</text:span></text:p>
            </draw:text-box>
          </draw:frame>
        </draw:g>
        <draw:g draw:id="id8">
          <draw:custom-shape draw:style-name="gr8" draw:text-style-name="P6" draw:layer="layout" svg:width="7cm" svg:height="2.6cm" svg:x="2.691cm" svg:y="8.6cm">
            <text:p text:style-name="P4"><text:span text:style-name="T4">media-overlay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37" draw:layer="layout" svg:width="3.262cm" svg:height="0.725cm" svg:x="6.491cm" svg:y="10.497cm">
            <draw:text-box>
              <text:p><text:span text:style-name="T3">spine-manifest</text:span></text:p>
            </draw:text-box>
          </draw:frame>
          <draw:frame draw:style-name="gr12" draw:text-style-name="P7" draw:id="id11" draw:layer="layout" svg:width="2.276cm" svg:height="0.725cm" svg:x="7.515cm" svg:y="10.097cm">
            <draw:text-box>
              <text:p><text:span text:style-name="T3">metadata</text:span></text:p>
            </draw:text-box>
          </draw:frame>
          <draw:frame draw:style-name="gr12" draw:text-style-name="P7" draw:id="id41" draw:layer="layout" svg:width="3.309cm" svg:height="0.725cm" svg:x="6.491cm" svg:y="9.222cm">
            <draw:text-box>
              <text:p><text:span text:style-name="T3">store-complete</text:span></text:p>
            </draw:text-box>
          </draw:frame>
          <draw:frame draw:style-name="gr12" draw:text-style-name="P5" draw:id="id38" draw:layer="layout" svg:width="2.106cm" svg:height="0.725cm" svg:x="7.685cm" svg:y="8.722cm">
            <draw:text-box>
              <text:p text:style-name="P8"><text:span text:style-name="T5">manifest</text:span></text:p>
            </draw:text-box>
          </draw:frame>
          <draw:frame draw:style-name="gr3" draw:text-style-name="P7" draw:id="id16" draw:layer="layout" svg:width="3.897cm" svg:height="0.725cm" svg:x="5.9cm" svg:y="9.675cm">
            <draw:text-box>
              <text:p text:style-name="P7"><text:span text:style-name="T3">resource-manifest</text:span></text:p>
            </draw:text-box>
          </draw:frame>
        </draw:g>
        <draw:connector draw:style-name="gr1" draw:text-style-name="P2" draw:layer="layout" draw:type="curve" draw:line-skew="0cm 0.391cm" svg:x1="9.753cm" svg:y1="10.859cm" svg:x2="6.254cm" svg:y2="13.878cm" draw:start-shape="id37" draw:start-glue-point="1" draw:end-shape="id34" draw:end-glue-point="0" svg:d="m9753 10859c751 0 626 1041-436 1445s-3063 169-3063 1574">
          <text:p/>
        </draw:connector>
        <draw:connector draw:style-name="gr1" draw:text-style-name="P2" draw:layer="layout" draw:type="curve" svg:x1="9.791cm" svg:y1="9.084cm" svg:x2="16.761cm" svg:y2="11.961cm" draw:start-shape="id38" draw:start-glue-point="1" draw:end-shape="id29" draw:end-glue-point="3" svg:d="m9791 9084c5227 0 1743 2877 6970 2877">
          <text:p/>
        </draw:connector>
        <draw:g draw:id="id34">
          <draw:custom-shape draw:style-name="gr8" draw:text-style-name="P6" draw:layer="layout" svg:width="7cm" svg:height="2.122cm" svg:x="2.7cm" svg:y="13.878cm">
            <text:p text:style-name="P4"><text:span text:style-name="T4"/></text:p>
            <text:p text:style-name="P4"><text:span text:style-name="T4">document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15" draw:layer="layout" svg:width="2.276cm" svg:height="0.725cm" svg:x="7.524cm" svg:y="15.275cm">
            <draw:text-box>
              <text:p><text:span text:style-name="T3">metadata</text:span></text:p>
            </draw:text-box>
          </draw:frame>
          <draw:frame draw:style-name="gr12" draw:text-style-name="P7" draw:id="id32" draw:layer="layout" svg:width="3.309cm" svg:height="0.725cm" svg:x="6.5cm" svg:y="14.4cm">
            <draw:text-box>
              <text:p><text:span text:style-name="T3">store-complete</text:span></text:p>
            </draw:text-box>
          </draw:frame>
          <draw:frame draw:style-name="gr12" draw:text-style-name="P5" draw:id="id9" draw:layer="layout" svg:width="2.106cm" svg:height="0.725cm" svg:x="7.694cm" svg:y="13.9cm">
            <draw:text-box>
              <text:p text:style-name="P8"><text:span text:style-name="T5">manifest</text:span></text:p>
            </draw:text-box>
          </draw:frame>
          <draw:frame draw:style-name="gr3" draw:text-style-name="P7" draw:id="id27" draw:layer="layout" svg:width="3.897cm" svg:height="0.725cm" svg:x="5.909cm" svg:y="14.853cm">
            <draw:text-box>
              <text:p text:style-name="P7"><text:span text:style-name="T3">resource-manifest</text:span></text:p>
            </draw:text-box>
          </draw:frame>
        </draw:g>
        <draw:g>
          <draw:custom-shape draw:style-name="gr8" draw:text-style-name="P6" draw:id="id6" draw:layer="layout" svg:width="7cm" svg:height="2.122cm" svg:x="7cm" svg:y="3.7cm">
            <text:p text:style-name="P4"><text:span text:style-name="T4"/></text:p>
            <text:p text:style-name="P4"><text:span text:style-name="T4">navigation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7" draw:id="id14" draw:layer="layout" svg:width="2.276cm" svg:height="0.725cm" svg:x="11.824cm" svg:y="5.097cm">
            <draw:text-box>
              <text:p><text:span text:style-name="T3">metadata</text:span></text:p>
            </draw:text-box>
          </draw:frame>
          <draw:frame draw:style-name="gr12" draw:text-style-name="P7" draw:id="id20" draw:layer="layout" svg:width="3.309cm" svg:height="0.725cm" svg:x="10.8cm" svg:y="4.222cm">
            <draw:text-box>
              <text:p><text:span text:style-name="T3">store-complete</text:span></text:p>
            </draw:text-box>
          </draw:frame>
          <draw:frame draw:style-name="gr12" draw:text-style-name="P5" draw:id="id39" draw:layer="layout" svg:width="2.106cm" svg:height="0.725cm" svg:x="11.994cm" svg:y="3.722cm">
            <draw:text-box>
              <text:p text:style-name="P8"><text:span text:style-name="T5">manifest</text:span></text:p>
            </draw:text-box>
          </draw:frame>
          <draw:frame draw:style-name="gr3" draw:text-style-name="P7" draw:id="id31" draw:layer="layout" svg:width="3.897cm" svg:height="0.725cm" svg:x="10.209cm" svg:y="4.675cm">
            <draw:text-box>
              <text:p text:style-name="P7"><text:span text:style-name="T3">resource-manifest</text:span></text:p>
            </draw:text-box>
          </draw:frame>
        </draw:g>
        <draw:connector draw:style-name="gr1" draw:text-style-name="P2" draw:layer="layout" draw:type="curve" draw:line-skew="-0.152cm" svg:x1="14.1cm" svg:y1="4.084cm" svg:x2="16.761cm" svg:y2="11.961cm" draw:start-shape="id39" draw:start-glue-point="1" draw:end-shape="id29" draw:end-glue-point="3" svg:d="m14100 4084c1768 0 438 7877 2661 7877">
          <text:p/>
        </draw:connector>
        <draw:connector draw:style-name="gr6" draw:text-style-name="P2" draw:layer="layout" draw:type="curve" draw:line-skew="2.565cm" svg:x1="2.9cm" svg:y1="11.95cm" svg:x2="16.8cm" svg:y2="9.312cm" draw:start-shape="id40" draw:start-glue-point="1" draw:end-shape="id17" svg:d="m2900 11950c15201 0 8251-2638 13900-2638">
          <text:p/>
        </draw:connector>
        <draw:connector draw:style-name="gr7" draw:text-style-name="P2" draw:layer="layout" draw:type="curve" draw:line-skew="-1.501cm" svg:x1="9.8cm" svg:y1="9.584cm" svg:x2="22.7cm" svg:y2="6.85cm" draw:start-shape="id41" draw:start-glue-point="1" draw:end-shape="id24" draw:end-glue-point="3" svg:d="m9800 9584c7423 0 974-2734 12900-2734">
          <text:p/>
        </draw:connector>
        <draw:connector draw:style-name="gr7" draw:text-style-name="P2" draw:layer="layout" draw:type="curve" draw:line-skew="0.207cm" svg:x1="21.776cm" svg:y1="14.637cm" svg:x2="23.4cm" svg:y2="15.5cm" draw:start-shape="id42" draw:start-glue-point="1" draw:end-shape="id25" draw:end-glue-point="6" svg:d="m21776 14637c733 0-78 863 1624 863">
          <text:p/>
        </draw:connector>
        <draw:g draw:id="id17">
          <draw:custom-shape draw:style-name="gr8" draw:text-style-name="P6" draw:layer="layout" svg:width="4.891cm" svg:height="1.6cm" svg:x="16.8cm" svg:y="8.5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10" draw:id="id43" draw:layer="layout" svg:width="3.309cm" svg:height="0.725cm" svg:x="18.491cm" svg:y="9.4cm">
            <draw:text-box>
              <text:p text:style-name="P9"><text:span text:style-name="T6">store-complete</text:span></text:p>
            </draw:text-box>
          </draw:frame>
          <draw:frame draw:style-name="gr12" draw:text-style-name="P12" draw:id="id28" draw:layer="layout" svg:width="2.106cm" svg:height="0.725cm" svg:x="19.685cm" svg:y="8.9cm">
            <draw:text-box>
              <text:p text:style-name="P11"><text:span text:style-name="T7">manifest</text:span></text:p>
            </draw:text-box>
          </draw:frame>
        </draw:g>
        <draw:connector draw:style-name="gr7" draw:text-style-name="P2" draw:layer="layout" draw:type="curve" draw:line-skew="0.19cm" svg:x1="21.8cm" svg:y1="9.762cm" svg:x2="22.9cm" svg:y2="10.45cm" draw:start-shape="id43" draw:start-glue-point="1" draw:end-shape="id30" draw:end-glue-point="3" svg:d="m21800 9762c531 0-19 688 1100 688">
          <text:p/>
        </draw:connector>
        <draw:g draw:id="id29">
          <draw:custom-shape draw:style-name="gr8" draw:text-style-name="P6" draw:layer="layout" svg:width="4cm" svg:height="0.922cm" svg:x="16.761cm" svg:y="11.5cm">
            <text:p text:style-name="P4"><text:span text:style-name="T4">manifest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3" draw:layer="layout" svg:width="1.539cm" svg:height="0.725cm" svg:x="19.361cm" svg:y="11.6cm">
            <draw:text-box>
              <text:p><text:span text:style-name="T5">result</text:span></text:p>
            </draw:text-box>
          </draw:frame>
        </draw:g>
        <draw:g>
          <draw:custom-shape draw:style-name="gr8" draw:text-style-name="P6" draw:id="id10" draw:layer="layout" svg:width="4cm" svg:height="0.922cm" svg:x="15.361cm" svg:y="15.964cm">
            <text:p text:style-name="P4"><text:span text:style-name="T4">spin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1" draw:layer="layout" svg:width="1.539cm" svg:height="0.725cm" svg:x="17.961cm" svg:y="16.064cm">
            <draw:text-box>
              <text:p><text:span text:style-name="T5">result</text:span></text:p>
            </draw:text-box>
          </draw:frame>
        </draw:g>
        <draw:g draw:id="id4">
          <draw:custom-shape draw:style-name="gr8" draw:text-style-name="P6" draw:id="id2" draw:layer="layout" svg:width="4.891cm" svg:height="1.6cm" svg:x="16.776cm" svg:y="13.375cm">
            <text:p text:style-name="P4"><text:span text:style-name="T4"/></text:p>
            <text:p text:style-name="P4"><text:span text:style-name="T4">package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2" draw:text-style-name="P10" draw:id="id42" draw:layer="layout" svg:width="3.309cm" svg:height="0.725cm" svg:x="18.467cm" svg:y="14.275cm">
            <draw:text-box>
              <text:p text:style-name="P9"><text:span text:style-name="T6">store-complete</text:span></text:p>
            </draw:text-box>
          </draw:frame>
          <draw:frame draw:style-name="gr12" draw:text-style-name="P12" draw:id="id35" draw:layer="layout" svg:width="1.539cm" svg:height="0.725cm" svg:x="20.261cm" svg:y="13.775cm">
            <draw:text-box>
              <text:p text:style-name="P11"><text:span text:style-name="T7">result</text:span></text:p>
            </draw:text-box>
          </draw:frame>
        </draw:g>
        <draw:g draw:id="id12">
          <draw:custom-shape draw:style-name="gr8" draw:text-style-name="P6" draw:layer="layout" svg:width="4cm" svg:height="0.922cm" svg:x="9cm" svg:y="7cm">
            <text:p text:style-name="P4"><text:span text:style-name="T4">metadat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5" draw:id="id13" draw:layer="layout" svg:width="1.539cm" svg:height="0.725cm" svg:x="11.6cm" svg:y="7.1cm">
            <draw:text-box>
              <text:p><text:span text:style-name="T5">result</text:span></text:p>
            </draw:text-box>
          </draw:frame>
        </draw:g>
        <draw:connector draw:style-name="gr1" draw:text-style-name="P2" draw:layer="layout" draw:type="curve" svg:x1="9.8cm" svg:y1="14.262cm" svg:x2="16.761cm" svg:y2="11.961cm" draw:start-shape="id9" draw:start-glue-point="1" draw:end-shape="id29" draw:end-glue-point="3" svg:d="m9800 14262c5221 0 1741-2301 6961-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tein Jacobsen</meta:initial-creator>
    <meta:creation-date>2011-03-04T15:10:16</meta:creation-date>
    <dc:date>2011-03-17T11:13:39</dc:date>
    <dc:creator>Jostein Jacobsen</dc:creator>
    <meta:editing-duration>PT13H16M43S</meta:editing-duration>
    <meta:editing-cycles>125</meta:editing-cycles>
    <meta:generator>OpenOffice.org/3.2$Unix OpenOffice.org_project/320m19$Build-9505</meta:generator>
    <meta:printed-by>Jostein Jacobsen</meta:printed-by>
    <meta:print-date>2011-03-17T10:55:29</meta:print-date>
    <meta:document-statistic meta:object-count="106"/>
  </office:meta>
</office:document-meta>
</file>